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368.94mm" svg:height="184.87mm" svg:x="98.21mm" svg:y="5.57mm">
            <draw:object draw:notify-on-update-of-ranges="Tabelle1.A1:Tabelle1.A1 Tabelle1.A2:Tabelle1.A19 Tabelle1.C1:Tabelle1.C1 Tabelle1.C2:Tabelle1.C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etriebspannung in V</text:p>
          </table:table-cell>
          <table:table-cell office:value-type="string" calcext:value-type="string">
            <text:p>Strom in mA</text:p>
          </table:table-cell>
          <table:table-cell office:value-type="string" calcext:value-type="string">
            <text:p>Leistung in mW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A2]*[.B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3]*[.B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table:formula="of:=[.A4]*[.B4]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2" calcext:value-type="float">
            <text:p>0,32</text:p>
          </table:table-cell>
          <table:table-cell table:formula="of:=[.A5]*[.B5]"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,09</text:p>
          </table:table-cell>
          <table:table-cell table:formula="of:=[.A6]*[.B6]" office:value-type="float" office:value="4.36" calcext:value-type="float">
            <text:p>4,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5" calcext:value-type="float">
            <text:p>2,25</text:p>
          </table:table-cell>
          <table:table-cell table:formula="of:=[.A7]*[.B7]" office:value-type="float" office:value="11.25" calcext:value-type="float">
            <text:p>11,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51" calcext:value-type="float">
            <text:p>3,51</text:p>
          </table:table-cell>
          <table:table-cell table:formula="of:=[.A8]*[.B8]" office:value-type="float" office:value="21.06" calcext:value-type="float">
            <text:p>21,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22" calcext:value-type="float">
            <text:p>5,22</text:p>
          </table:table-cell>
          <table:table-cell table:formula="of:=[.A9]*[.B9]" office:value-type="float" office:value="36.54" calcext:value-type="float">
            <text:p>36,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02" calcext:value-type="float">
            <text:p>7,02</text:p>
          </table:table-cell>
          <table:table-cell table:formula="of:=[.A10]*[.B10]" office:value-type="float" office:value="56.16" calcext:value-type="float">
            <text:p>56,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1" calcext:value-type="float">
            <text:p>9,1</text:p>
          </table:table-cell>
          <table:table-cell table:formula="of:=[.A11]*[.B11]" office:value-type="float" office:value="81.9" calcext:value-type="float">
            <text:p>81,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.2" calcext:value-type="float">
            <text:p>11,2</text:p>
          </table:table-cell>
          <table:table-cell table:formula="of:=[.A12]*[.B1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,5</text:p>
          </table:table-cell>
          <table:table-cell table:formula="of:=[.A13]*[.B13]" office:value-type="float" office:value="148.5" calcext:value-type="float">
            <text:p>148,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6" calcext:value-type="float">
            <text:p>15,6</text:p>
          </table:table-cell>
          <table:table-cell table:formula="of:=[.A14]*[.B14]" office:value-type="float" office:value="187.2" calcext:value-type="float">
            <text:p>187,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.9" calcext:value-type="float">
            <text:p>17,9</text:p>
          </table:table-cell>
          <table:table-cell table:formula="of:=[.A15]*[.B15]" office:value-type="float" office:value="232.7" calcext:value-type="float">
            <text:p>232,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.8" calcext:value-type="float">
            <text:p>20,8</text:p>
          </table:table-cell>
          <table:table-cell table:formula="of:=[.A16]*[.B16]" office:value-type="float" office:value="291.2" calcext:value-type="float">
            <text:p>291,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.3" calcext:value-type="float">
            <text:p>23,3</text:p>
          </table:table-cell>
          <table:table-cell table:formula="of:=[.A17]*[.B17]" office:value-type="float" office:value="349.5" calcext:value-type="float">
            <text:p>349,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.5" calcext:value-type="float">
            <text:p>25,5</text:p>
          </table:table-cell>
          <table:table-cell table:formula="of:=[.A18]*[.B18]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7.6" calcext:value-type="float">
            <text:p>27,6</text:p>
          </table:table-cell>
          <table:table-cell table:formula="of:=[.A19]*[.B19]" office:value-type="float" office:value="469.2" calcext:value-type="float">
            <text:p>469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.00.0000</text:date>, <text:time style:data-style-name="N2" text:time-value="14:48:33.50104052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15T14:32:51.506221264</meta:creation-date>
    <meta:generator>LibreOffice/6.0.7.3$Linux_X86_64 LibreOffice_project/00m0$Build-3</meta:generator>
    <dc:date>2022-06-15T15:08:42.443325426</dc:date>
    <meta:editing-duration>PT9M57S</meta:editing-duration>
    <meta:editing-cycles>2</meta:editing-cycles>
    <meta:document-statistic meta:table-count="1" meta:cell-count="5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895cm" svg:height="18.488cm" xlink:href=".." xlink:type="simple" chart:class="chart:scatter" chart:style-name="ch1">
        <chart:plot-area chart:style-name="ch2" table:cell-range-address="Tabelle1.A1:Tabelle1.A19 Tabelle1.C1:Tabelle1.C19" chart:data-source-has-labels="row" svg:x="1.748cm" svg:y="0.369cm" svg:width="34.41cm" svg:height="16.769cm">
          <chartooo:coordinate-region svg:x="2.555cm" svg:y="0.568cm" svg:width="33.416cm" svg:height="15.923cm"/>
          <chart:axis chart:dimension="x" chart:name="primary-x" chart:style-name="ch3">
            <chart:title svg:x="17.255cm" svg:y="17.507cm" chart:style-name="ch4">
              <text:p>Betriebsspannung in V</text:p>
            </chart:title>
            <chart:grid chart:style-name="ch5" chart:class="major"/>
          </chart:axis>
          <chart:axis chart:dimension="y" chart:name="primary-y" chart:style-name="ch6">
            <chart:title svg:x="0.451cm" svg:y="9.922cm" chart:style-name="ch7">
              <text:p>Leistung in mW</text:p>
            </chart:title>
            <chart:grid chart:style-name="ch5" chart:class="major"/>
          </chart:axis>
          <chart:series chart:style-name="ch8" chart:values-cell-range-address="Tabelle1.C2:Tabelle1.C19" chart:label-cell-address="Tabelle1.C1:Tabelle1.C1" chart:class="chart:scatter">
            <chart:domain table:cell-range-address="Tabelle1.A2:Tabelle1.A19"/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Leistung in mW</text:p>
                <draw:g>
                  <svg:desc>Tabelle1.C1:Tabelle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19</svg:desc>
                </draw:g>
              </table:table-cell>
              <table:table-cell office:value-type="float" office:value="0">
                <text:p>0</text:p>
                <draw:g>
                  <svg:desc>Tabelle1.C2:Tabelle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36">
                <text:p>4.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1.06">
                <text:p>21.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6.54">
                <text:p>36.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6.16">
                <text:p>56.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1.9">
                <text:p>81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48.5">
                <text:p>148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87.2">
                <text:p>187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32.7">
                <text:p>232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91.2">
                <text:p>291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49.5">
                <text:p>349.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69.2">
                <text:p>46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